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fere (m)</text:p>
          </table:table-cell>
          <table:table-cell office:value-type="string" calcext:value-type="string">
            <text:p>Length (cm) 0,01 </text:p>
          </table:table-cell>
          <table:table-cell office:value-type="string" calcext:value-type="string">
            <text:p>Hight (cm) 0,01</text:p>
          </table:table-cell>
          <table:table-cell office:value-type="string" calcext:value-type="string">
            <text:p>Diameter (cm) 0,01</text:p>
          </table:table-cell>
          <table:table-cell office:value-type="string" calcext:value-type="string">
            <text:p>volume (cm^3)</text:p>
          </table:table-cell>
          <table:table-cell office:value-type="string" calcext:value-type="string">
            <text:p>sigma v</text:p>
          </table:table-cell>
          <table:table-cell office:value-type="string" calcext:value-type="string">
            <text:p>massa(g) 0,01</text:p>
          </table:table-cell>
          <table:table-cell office:value-type="string" calcext:value-type="string">
            <text:p>Constant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office:value-type="float" office:value="22.23" calcext:value-type="float">
            <text:p>22,23</text:p>
          </table:table-cell>
          <table:table-cell table:formula="of:=4/3*PI()*([.E2]/2)^3" office:value-type="float" office:value="5751.97527306092" calcext:value-type="float">
            <text:p>5751,97527306092</text:p>
          </table:table-cell>
          <table:table-cell table:formula="of:=((((0.01/[.E2])^2)*3)^(1/2))*[.F2]" office:value-type="float" office:value="4.4816524592089" calcext:value-type="float">
            <text:p>4,4816524592089</text:p>
          </table:table-cell>
          <table:table-cell office:value-type="float" office:value="44.865" calcext:value-type="float">
            <text:p>44,865</text:p>
          </table:table-cell>
          <table:table-cell office:value-type="string" calcext:value-type="string">
            <text:p>Density of Al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18.24" calcext:value-type="float">
            <text:p>18,24</text:p>
          </table:table-cell>
          <table:table-cell table:formula="of:=4/3*PI()*([.E3]/2)^3" office:value-type="float" office:value="3177.40902152194" calcext:value-type="float">
            <text:p>3177,40902152194</text:p>
          </table:table-cell>
          <table:table-cell table:formula="of:=((((0.01/[.E3])^2)*3)^(1/2))*[.F3]" office:value-type="float" office:value="3.01723347681125" calcext:value-type="float">
            <text:p>3,01723347681125</text:p>
          </table:table-cell>
          <table:table-cell office:value-type="float" office:value="24.818" calcext:value-type="float">
            <text:p>24,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15.27" calcext:value-type="float">
            <text:p>15,27</text:p>
          </table:table-cell>
          <table:table-cell table:formula="of:=4/3*PI()*([.E4]/2)^3" office:value-type="float" office:value="1864.2997162751" calcext:value-type="float">
            <text:p>1864,2997162751</text:p>
          </table:table-cell>
          <table:table-cell table:formula="of:=((((0.01/[.E4])^2)*3)^(1/2))*[.F4]" office:value-type="float" office:value="2.11464428888324" calcext:value-type="float">
            <text:p>2,11464428888324</text:p>
          </table:table-cell>
          <table:table-cell office:value-type="float" office:value="11.869" calcext:value-type="float">
            <text:p>11,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10.52" calcext:value-type="float">
            <text:p>10,52</text:p>
          </table:table-cell>
          <table:table-cell table:formula="of:=4/3*PI()*([.E5]/2)^3" office:value-type="float" office:value="609.601240035926" calcext:value-type="float">
            <text:p>609,601240035926</text:p>
          </table:table-cell>
          <table:table-cell table:formula="of:=((((0.01/[.E5])^2)*3)^(1/2))*[.F5]" office:value-type="float" office:value="1.00366950579773" calcext:value-type="float">
            <text:p>1,00366950579773</text:p>
          </table:table-cell>
          <table:table-cell office:value-type="float" office:value="3.526" calcext:value-type="float">
            <text:p>3,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4/3*PI()*([.E6]/2)^3" office:value-type="float" office:value="268.082573106329" calcext:value-type="float">
            <text:p>268,082573106329</text:p>
          </table:table-cell>
          <table:table-cell table:formula="of:=((((0.01/[.E6])^2)*3)^(1/2))*[.F6]" office:value-type="float" office:value="0.58041579655495" calcext:value-type="float">
            <text:p>0,58041579655495</text:p>
          </table:table-cell>
          <table:table-cell office:value-type="float" office:value="2.086" calcext:value-type="float">
            <text:p>2,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Cylinders (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9.45" calcext:value-type="float">
            <text:p>19,45</text:p>
          </table:table-cell>
          <table:table-cell office:value-type="float" office:value="20.85" calcext:value-type="float">
            <text:p>20,85</text:p>
          </table:table-cell>
          <table:table-cell table:style-name="ce1" table:formula="of:=PI()*([.E8]/2)^2*[.D8]" office:value-type="float" office:value="6640.81842255279" calcext:value-type="float">
            <text:p>6640,81842255279</text:p>
          </table:table-cell>
          <table:table-cell table:formula="of:=(((((0.01/[.E8])^(2))*2)+((0.01/[.D8])^(2)))^(1/2))*[.F8]" office:value-type="float" office:value="5.65212195704233" calcext:value-type="float">
            <text:p>5,65212195704233</text:p>
          </table:table-cell>
          <table:table-cell office:value-type="float" office:value="15.806" calcext:value-type="float">
            <text:p>15,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9.32" calcext:value-type="float">
            <text:p>19,32</text:p>
          </table:table-cell>
          <table:table-cell office:value-type="float" office:value="11.96" calcext:value-type="float">
            <text:p>11,96</text:p>
          </table:table-cell>
          <table:table-cell table:style-name="ce1" table:formula="of:=PI()*([.E9]/2)^2*[.D9]" office:value-type="float" office:value="2170.49786383664" calcext:value-type="float">
            <text:p>2170,49786383664</text:p>
          </table:table-cell>
          <table:table-cell table:formula="of:=(((((0.01/[.E9])^(2))*2)+((0.01/[.D9])^(2)))^(1/2))*[.F9]" office:value-type="float" office:value="2.80162656269473" calcext:value-type="float">
            <text:p>2,80162656269473</text:p>
          </table:table-cell>
          <table:table-cell office:value-type="float" office:value="5.863" calcext:value-type="float">
            <text:p>5,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6.4" calcext:value-type="float">
            <text:p>16,4</text:p>
          </table:table-cell>
          <table:table-cell office:value-type="float" office:value="9.965" calcext:value-type="float">
            <text:p>9,965</text:p>
          </table:table-cell>
          <table:table-cell table:style-name="ce1" table:formula="of:=PI()*([.E10]/2)^2*[.D10]" office:value-type="float" office:value="1279.05239570512" calcext:value-type="float">
            <text:p>1279,05239570512</text:p>
          </table:table-cell>
          <table:table-cell table:formula="of:=(((((0.01/[.E10])^(2))*2)+((0.01/[.D10])^(2)))^(1/2))*[.F10]" office:value-type="float" office:value="1.97566042733464" calcext:value-type="float">
            <text:p>1,97566042733464</text:p>
          </table:table-cell>
          <table:table-cell office:value-type="float" office:value="10.764" calcext:value-type="float">
            <text:p>10,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20.395" calcext:value-type="float">
            <text:p>20,395</text:p>
          </table:table-cell>
          <table:table-cell office:value-type="float" office:value="5.97" calcext:value-type="float">
            <text:p>5,97</text:p>
          </table:table-cell>
          <table:table-cell table:style-name="ce1" table:formula="of:=PI()*([.E11]/2)^2*[.D11]" office:value-type="float" office:value="570.902905510366" calcext:value-type="float">
            <text:p>570,902905510366</text:p>
          </table:table-cell>
          <table:table-cell table:formula="of:=(((((0.01/[.E11])^(2))*2)+((0.01/[.D11])^(2)))^(1/2))*[.F11]" office:value-type="float" office:value="1.38105892221567" calcext:value-type="float">
            <text:p>1,38105892221567</text:p>
          </table:table-cell>
          <table:table-cell office:value-type="float" office:value="1.456" calcext:value-type="float">
            <text:p>1,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a</text:p>
          </table:table-cell>
          <table:table-cell/>
          <table:table-cell office:value-type="float" office:value="18.33" calcext:value-type="float">
            <text:p>18,33</text:p>
          </table:table-cell>
          <table:table-cell office:value-type="float" office:value="20.075" calcext:value-type="float">
            <text:p>20,075</text:p>
          </table:table-cell>
          <table:table-cell office:value-type="float" office:value="8.14" calcext:value-type="float">
            <text:p>8,14</text:p>
          </table:table-cell>
          <table:table-cell table:formula="of:=SUM([.C13]*[.D13]*[.E13])" office:value-type="float" office:value="2995.314465" calcext:value-type="float">
            <text:p>2995,314465</text:p>
          </table:table-cell>
          <table:table-cell table:formula="of:=((((0.01/[.C13])^(2))+((0.01/[.D13])^(2))+((0.01/[.E13])^(2)))^(1/2))*[.F13]" office:value-type="float" office:value="4.29384324662944" calcext:value-type="float">
            <text:p>4,29384324662944</text:p>
          </table:table-cell>
          <table:table-cell office:value-type="float" office:value="8.005" calcext:value-type="float">
            <text:p>8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a</text:p>
          </table:table-cell>
          <table:table-cell/>
          <table:table-cell table:number-columns-repeated="2" office:value-type="float" office:value="10.05" calcext:value-type="float">
            <text:p>10,05</text:p>
          </table:table-cell>
          <table:table-cell office:value-type="float" office:value="17.85" calcext:value-type="float">
            <text:p>17,85</text:p>
          </table:table-cell>
          <table:table-cell table:formula="of:=SUM([.C14]*[.D14]*[.E14])" office:value-type="float" office:value="1802.894625" calcext:value-type="float">
            <text:p>1802,894625</text:p>
          </table:table-cell>
          <table:table-cell table:formula="of:=((((0.01/[.C14])^(2))+((0.01/[.D14])^(2))+((0.01/[.E14])^(2)))^(1/2))*[.F14]" office:value-type="float" office:value="2.73065638846688" calcext:value-type="float">
            <text:p>2,73065638846688</text:p>
          </table:table-cell>
          <table:table-cell office:value-type="float" office:value="4.836" calcext:value-type="float">
            <text:p>4,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b</text:p>
          </table:table-cell>
          <table:table-cell/>
          <table:table-cell office:value-type="float" office:value="9.96" calcext:value-type="float">
            <text:p>9,96</text:p>
          </table:table-cell>
          <table:table-cell office:value-type="float" office:value="9.98" calcext:value-type="float">
            <text:p>9,98</text:p>
          </table:table-cell>
          <table:table-cell office:value-type="float" office:value="41.5" calcext:value-type="float">
            <text:p>41,5</text:p>
          </table:table-cell>
          <table:table-cell table:formula="of:=([.C16]*[.D16]*[.E16])" office:value-type="float" office:value="4125.1332" calcext:value-type="float">
            <text:p>4125,1332</text:p>
          </table:table-cell>
          <table:table-cell table:formula="of:=((((0.01/[.C16])^(2))+((0.01/[.D16])^(2))+((0.01/[.E16])^(2)))^(1/2))*[.F16]" office:value-type="float" office:value="5.9352107253293" calcext:value-type="float">
            <text:p>5,9352107253293</text:p>
          </table:table-cell>
          <table:table-cell office:value-type="float" office:value="34.967" calcext:value-type="float">
            <text:p>34,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b</text:p>
          </table:table-cell>
          <table:table-cell/>
          <table:table-cell office:value-type="float" office:value="4.985" calcext:value-type="float">
            <text:p>4,985</text:p>
          </table:table-cell>
          <table:table-cell office:value-type="float" office:value="4.975" calcext:value-type="float">
            <text:p>4,975</text:p>
          </table:table-cell>
          <table:table-cell office:value-type="float" office:value="22.6" calcext:value-type="float">
            <text:p>22,6</text:p>
          </table:table-cell>
          <table:table-cell table:formula="of:=([.C17]*[.D17]*[.E17])" office:value-type="float" office:value="560.488475" calcext:value-type="float">
            <text:p>560,488475</text:p>
          </table:table-cell>
          <table:table-cell table:formula="of:=((((0.01/[.C17])^(2))+((0.01/[.D17])^(2))+((0.01/[.E17])^(2)))^(1/2))*[.F17]" office:value-type="float" office:value="1.6108751890243" calcext:value-type="float">
            <text:p>1,6108751890243</text:p>
          </table:table-cell>
          <table:table-cell office:value-type="float" office:value="4.713" calcext:value-type="float">
            <text:p>4,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PECIAL (m)</text:p>
          </table:table-cell>
          <table:table-cell office:value-type="string" calcext:value-type="string">
            <text:p>d/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d^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4.95" calcext:value-type="float">
            <text:p>14,95</text:p>
          </table:table-cell>
          <table:table-cell office:value-type="float" office:value="17.81" calcext:value-type="float">
            <text:p>17,81</text:p>
          </table:table-cell>
          <table:table-cell office:value-type="float" office:value="17.1" calcext:value-type="float">
            <text:p>17,1</text:p>
          </table:table-cell>
          <table:table-cell office:value-type="float" office:value="42" calcext:value-type="float">
            <text:p>42</text:p>
          </table:table-cell>
          <table:table-cell office:value-type="float" office:value="3.4845439" calcext:value-type="float">
            <text:p>3,4845439</text:p>
          </table:table-cell>
          <table:table-cell office:value-type="float" office:value="28.975" calcext:value-type="float">
            <text:p>28,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(PI()*(([.E20]/2)*2)*[.D20])" office:value-type="float" office:value="2318.49537834927" calcext:value-type="float">
            <text:p>2318,49537834927</text:p>
          </table:table-cell>
          <table:table-cell table:formula="of:=(((((0.01/[.E8])^(2))*2)+((0.01/[.D8])^(2)))^(1/2))*[.F8]" office:value-type="float" office:value="5.65212195704233" calcext:value-type="float">
            <text:p>5,65212195704233</text:p>
          </table:table-cell>
          <table:table-cell office:value-type="float" office:value="29.501" calcext:value-type="float">
            <text:p>29,5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1:47:41.185993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9:58:48.732853860</meta:creation-date>
    <meta:editing-duration>PT51M36S</meta:editing-duration>
    <meta:editing-cycles>7</meta:editing-cycles>
    <meta:generator>LibreOffice/24.8.3.2$MacOSX_AARCH64 LibreOffice_project/48a6bac9e7e268aeb4c3483fcf825c94556d9f92</meta:generator>
    <dc:date>2024-11-28T12:02:58.680913714</dc:date>
    <meta:document-statistic meta:table-count="1" meta:cell-count="112" meta:object-count="0"/>
  </office:meta>
</office:document-meta>
</file>